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6.05cm"/>
    </style:style>
    <style:style style:name="gr3" style:family="graphic" style:parent-style-name="standard">
      <style:graphic-properties draw:textarea-horizontal-align="center" draw:textarea-vertical-align="top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2.75cm"/>
    </style:style>
    <style:style style:name="gr6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end"/>
    </style:style>
    <style:style style:name="P6" style:family="paragraph">
      <style:paragraph-properties fo:text-align="start">
        <style:tab-stops>
          <style:tab-stop style:position="11.667cm"/>
        </style:tab-stops>
      </style:paragraph-properties>
    </style:style>
    <style:style style:name="P7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cm" svg:height="2.5cm" draw:transform="rotate (-1.5707963267949) translate (9.6cm 19.9cm)">
          <text:p text:style-name="P1">Photo</text:p>
        </draw:rect>
        <draw:frame draw:style-name="gr2" draw:text-style-name="P2" draw:layer="layout" svg:width="6.7cm" svg:height="6.3cm" draw:transform="rotate (-1.5707963267949) translate (6.6cm 15.3cm)">
          <draw:text-box>
            <text:p><text:span text:style-name="T1">Name: --NAME1--</text:span></text:p>
            <text:p><text:span text:style-name="T1">Family: --NAME2--</text:span></text:p>
            <text:p><text:span text:style-name="T1">Phone: --TEL--</text:span></text:p>
            <text:p><text:span text:style-name="T1">Birthday: --BDAY--</text:span></text:p>
            <text:p><text:span text:style-name="T1"/></text:p>
            <text:p><text:span text:style-name="T1">Username: --UNAME--</text:span></text:p>
            <text:p><text:span text:style-name="T1">Password: --PASS--</text:span></text:p>
            <text:p><text:span text:style-name="T1">E-mail:</text:span></text:p>
            <text:p><text:span text:style-name="T1">--EMAIL--</text:span></text:p>
          </draw:text-box>
        </draw:frame>
        <draw:rect draw:style-name="gr3" draw:text-style-name="P4" draw:layer="layout" svg:width="6cm" svg:height="9cm" draw:transform="rotate (-1.5707963267949) translate (9.6cm 23cm)">
          <text:p text:style-name="P3"><text:span text:style-name="T1"><text:s text:c="2"/></text:span><text:span text:style-name="T1">Date <text:s/>Amount <text:s/>Signature</text:span></text:p>
        </draw:rect>
        <draw:line draw:style-name="gr4" draw:text-style-name="P1" draw:layer="layout" svg:x1="0.6cm" svg:y1="24.5cm" svg:x2="9.6cm" svg:y2="24.5cm">
          <text:p/>
        </draw:line>
        <draw:line draw:style-name="gr4" draw:text-style-name="P1" draw:layer="layout" svg:x1="0.6cm" svg:y1="26.5cm" svg:x2="9.6cm" svg:y2="26.5cm">
          <text:p/>
        </draw:line>
        <draw:line draw:style-name="gr4" draw:text-style-name="P1" draw:layer="layout" svg:x1="8.3cm" svg:y1="23cm" svg:x2="8.3cm" svg:y2="29cm">
          <text:p/>
        </draw:line>
        <draw:line draw:style-name="gr4" draw:text-style-name="P1" draw:layer="layout" svg:x1="6.3cm" svg:y1="23cm" svg:x2="6.3cm" svg:y2="29cm">
          <text:p/>
        </draw:line>
        <draw:line draw:style-name="gr4" draw:text-style-name="P1" draw:layer="layout" svg:x1="7.3cm" svg:y1="23cm" svg:x2="7.3cm" svg:y2="29cm">
          <text:p/>
        </draw:line>
        <draw:line draw:style-name="gr4" draw:text-style-name="P1" draw:layer="layout" svg:x1="5.3cm" svg:y1="23cm" svg:x2="5.3cm" svg:y2="29cm">
          <text:p/>
        </draw:line>
        <draw:line draw:style-name="gr4" draw:text-style-name="P1" draw:layer="layout" svg:x1="3.3cm" svg:y1="23cm" svg:x2="3.3cm" svg:y2="29cm">
          <text:p/>
        </draw:line>
        <draw:line draw:style-name="gr4" draw:text-style-name="P1" draw:layer="layout" svg:x1="4.3cm" svg:y1="23cm" svg:x2="4.3cm" svg:y2="29cm">
          <text:p/>
        </draw:line>
        <draw:line draw:style-name="gr4" draw:text-style-name="P1" draw:layer="layout" svg:x1="2.3cm" svg:y1="23cm" svg:x2="2.3cm" svg:y2="29cm">
          <text:p/>
        </draw:line>
        <draw:line draw:style-name="gr4" draw:text-style-name="P1" draw:layer="layout" svg:x1="1.3cm" svg:y1="23cm" svg:x2="1.3cm" svg:y2="29cm">
          <text:p/>
        </draw:line>
        <draw:frame draw:style-name="gr5" draw:layer="layout" svg:width="19cm" svg:height="13cm" svg:x="1cm" svg:y="1cm">
          <draw:text-box>
            <text:p text:style-name="P1">Sign-up for the center –CENTER_NAME--</text:p>
            <text:p/>
            <text:p>Herewith, I, --NAME-- with date of birth –BDAY--, confirm to have read the internal regulations of the center –CENTER-- and confirm to be held liable by it. Else I can follow all consequences described in the internal regulations, up to exclusion from the –CENTER--, without any right for reimbursement.</text:p>
            <text:p/>
            <text:p text:style-name="P5">--TOWN--, the –DATE--</text:p>
            <text:p text:style-name="P5"/>
            <text:p text:style-name="P5"/>
            <text:p text:style-name="P5"/>
            <text:p text:style-name="P5"/>
            <text:p text:style-name="P6"><text:tab/>--NAME--</text:p>
          </draw:text-box>
        </draw:frame>
        <draw:line draw:style-name="gr6" draw:text-style-name="P1" draw:layer="layout" svg:x1="0cm" svg:y1="15cm" svg:x2="21cm" svg:y2="15cm">
          <text:p/>
        </draw:line>
        <draw:rect draw:style-name="gr1" draw:text-style-name="P7" draw:layer="layout" svg:width="6cm" svg:height="9.5cm" draw:transform="rotate (1.5707963267949) translate (10.899cm 28.999cm)">
          <text:p text:style-name="P3"><text:span text:style-name="T2">Organisation</text:span></text:p>
          <text:p text:style-name="P3"><text:span text:style-name="T2">--CENTER_NAME--</text:span></text:p>
          <text:p text:style-name="P3"><text:span text:style-name="T2">--CENTER_ADDRESS--</text:span></text:p>
          <text:p text:style-name="P3"><text:span text:style-name="T2">--CENTER_TOWN--</text:span></text:p>
          <text:p text:style-name="P3"><text:span text:style-name="T2">--CENTER_COUNTRY--</text:span></text:p>
          <text:p text:style-name="P3"><text:span text:style-name="T2">--CENTER_TEL--</text:span></text:p>
          <text:p text:style-name="P3"><text:span text:style-name="T2">--CENTER_URL--</text:span></text:p>
          <text:p text:style-name="P3"><text:span text:style-name="T2">--CENTER_EMAIL--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</draw:rect>
        <draw:rect draw:style-name="gr1" draw:text-style-name="P1" draw:layer="layout" svg:width="6.5cm" svg:height="9.5cm" draw:transform="rotate (1.5707963267949) translate (10.899cm 21.999cm)">
          <text:p text:style-name="P1"/>
          <text:p text:style-name="P1"/>
          <text:p text:style-name="P1"/>
          <text:p text:style-name="P1"/>
          <text:p text:style-name="P1">--CENTER_NAME--</text:p>
          <text:p text:style-name="P1"/>
          <text:p text:style-name="P1">Description of center</text:p>
          <text:p text:style-name="P1"/>
          <text:p text:style-name="P1">Student card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fr" fo:country="CH" style:font-size-asian="24pt" style:language-asian="zh" style:country-asian="CN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nus Gasser</meta:initial-creator>
    <meta:creation-date>2011-01-20T09:10:38</meta:creation-date>
    <dc:date>2013-10-29T15:56:35.095620000</dc:date>
    <meta:editing-duration>PT10H3M56S</meta:editing-duration>
    <meta:editing-cycles>22</meta:editing-cycles>
    <meta:generator>LibreOffice/4.1.0.4$MacOSX_x86 LibreOffice_project/89ea49ddacd9aa532507cbf852f2bb22b1ace28</meta:generator>
    <meta:printed-by>Linus Gasser</meta:printed-by>
    <meta:print-date>2011-01-20T09:29:33</meta:print-date>
    <meta:document-statistic meta:object-count="17"/>
  </office:meta>
</office:document-meta>
</file>